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333333" draw:marker-start-width="0.5cm" draw:marker-end-width="0.5cm" draw:fill="solid" draw:fill-color="#99cc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333333" draw:marker-start-width="0.5cm" draw:marker-end-width="0.5cm" draw:fill="solid" draw:fill-color="#99cc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3" style:family="graphic" style:parent-style-name="standard">
      <style:graphic-properties svg:stroke-width="0.2cm" svg:stroke-color="#333333" draw:marker-start-width="0.5cm" draw:marker-end-width="0.5cm" draw:fill="solid" draw:fill-color="#ffff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333333" draw:marker-start-width="0.5cm" draw:marker-end-width="0.5cm" draw:fill="solid" draw:fill-color="#ffff00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5" style:family="graphic" style:parent-style-name="standard">
      <style:graphic-properties svg:stroke-width="0.2cm" svg:stroke-color="#333333" draw:marker-start-width="0.5cm" draw:marker-end-width="0.5cm" draw:fill="solid" draw:fill-color="#00cccc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6cm" svg:x="6.1cm" svg:y="1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1cm" svg:height="3.1cm" svg:x="6.099cm" svg:y="11.099cm" svg:viewBox="0 0 3101 3101" svg:d="M800 0l-332 3-48 9-47 14-46 18-45 24-43 27-40 32-38 34-34 38-32 40-27 43-24 45-18 46-14 47-9 48-3 48v2068l3 48 9 48 14 48 18 46 24 44 27 43 32 40 34 38 38 35 40 31 43 28 45 24 46 18 47 14 48 9 48 3h2068l48-3 48-9 48-14 46-18 44-24 43-28 40-31 38-35 35-38 31-40 28-43 24-44 18-46 14-48 9-48 2-332c0 0-999 101-1499-400-600-400-606-1633-801-1900zM0 0zM3101 3101z">
          <text:p/>
        </draw:path>
        <draw:custom-shape draw:style-name="gr3" draw:text-style-name="P1" draw:layer="layout" svg:width="3.1cm" svg:height="2.6cm" svg:x="9.2cm" svg:y="14.2cm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" draw:text-style-name="P1" draw:layer="layout" svg:width="3.1cm" svg:height="3.1cm" svg:x="9.198cm" svg:y="11.099cm" svg:viewBox="0 0 3101 3101" svg:d="M2301 0l332 3 48 9 47 14 46 18 45 24 43 27 40 32 38 34 34 38 32 40 27 43 24 45 18 46 14 47 9 48 3 48v2068l-3 48-9 48-14 48-18 46-24 44-27 43-32 40-34 38-38 35-40 31-43 28-45 24-46 18-47 14-48 9-48 3h-2068l-48-3-48-9-48-14-46-18-44-24-43-28-40-31-38-35-35-38-31-40-28-43-24-44-18-46-14-48-9-48-2-332c0 0 999 101 1499-400 600-400 606-1633 801-1900zM3101 0zM0 3101z">
          <text:p/>
        </draw:path>
        <draw:path draw:style-name="gr5" draw:text-style-name="P1" draw:layer="layout" svg:width="3.399cm" svg:height="3.099cm" svg:x="7.49cm" svg:y="9.7cm" svg:viewBox="0 0 3400 3100" svg:d="M577 0l-53 3-52 6-51 12-50 14-50 19-46 22-44 25-41 27-38 30-35 31-29 35-26 36-20 36-15 37-11 38-2 38-14 1411 3 39 11 37 14 38 276 559c0 0 310 293 387 344 209 139 135 75 387 172 234 89 260 102 793 83 456-16 460-70 655-158 175-79 292-132 438-238 72-53 169-310 229-370 48-47 63-211 98-264 22-34 61-100 61-100l20-37 14-38 11-38 3-39v-1401l-3-38-11-38-14-37-20-36-27-36-29-35-34-31-39-30-42-27-43-25-47-22-48-19-50-14-53-12-52-6-53-3zM14 0zM3400 222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12:06:32.976921887</meta:creation-date>
    <dc:date>2015-01-17T12:59:33.304916452</dc:date>
    <meta:editing-duration>PT5M56S</meta:editing-duration>
    <meta:editing-cycles>2</meta:editing-cycles>
    <meta:generator>LibreOffice/4.2.7.2$Linux_X86_64 LibreOffice_project/420m0$Build-2</meta:generator>
    <meta:document-statistic meta:object-count="5"/>
  </office:meta>
</office:document-meta>
</file>